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2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office:value-type="string" calcext:value-type="string">
            <text:p>V30_2</text:p>
          </table:table-cell>
          <table:table-cell table:style-name="ce9" office:value-type="string" calcext:value-type="string">
            <text:p>V26_2</text:p>
          </table:table-cell>
          <table:table-cell table:style-name="ce9" office:value-type="string" calcext:value-type="string">
            <text:p>V26_3</text:p>
          </table:table-cell>
          <table:table-cell table:style-name="ce9" office:value-type="string" calcext:value-type="string">
            <text:p>v28</text:p>
          </table:table-cell>
          <table:table-cell table:style-name="ce9" office:value-type="string" calcext:value-type="string">
            <text:p>V28_3</text:p>
          </table:table-cell>
          <table:table-cell/>
          <table:table-cell table:style-name="ce9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table:style-name="ce10" office:value-type="float" office:value="0.61413" calcext:value-type="float">
            <text:p>0.61413</text:p>
          </table:table-cell>
          <table:table-cell table:style-name="ce10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10" office:value-type="float" office:value="0.075976" calcext:value-type="float">
            <text:p>0.075976</text:p>
          </table:table-cell>
          <table:table-cell table:style-name="ce10" office:value-type="float" office:value="0.52531" calcext:value-type="float">
            <text:p>0.525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504357" calcext:value-type="float">
            <text:p>0.504357</text:p>
          </table:table-cell>
          <table:table-cell table:style-name="ce10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table:number-columns-repeated="1001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table:style-name="ce10" office:value-type="float" office:value="0.564866" calcext:value-type="float">
            <text:p>0.564866</text:p>
          </table:table-cell>
          <table:table-cell table:style-name="ce10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10" office:value-type="float" office:value="0.549681" calcext:value-type="float">
            <text:p>0.549681</text:p>
          </table:table-cell>
          <table:table-cell table:style-name="ce10" office:value-type="float" office:value="0.621198" calcext:value-type="float">
            <text:p>0.6211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177" calcext:value-type="float">
            <text:p>0.000177</text:p>
          </table:table-cell>
          <table:table-cell table:style-name="ce10" office:value-type="float" office:value="0.574068" calcext:value-type="float">
            <text:p>0.57406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620019" calcext:value-type="float">
            <text:p>0.620019</text:p>
          </table:table-cell>
          <table:table-cell table:style-name="ce10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table:number-columns-repeated="1001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table:style-name="ce10" office:value-type="float" office:value="0.649903" calcext:value-type="float">
            <text:p>0.649903</text:p>
          </table:table-cell>
          <table:table-cell table:style-name="ce10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10" office:value-type="float" office:value="0.583352" calcext:value-type="float">
            <text:p>0.583352</text:p>
          </table:table-cell>
          <table:table-cell table:style-name="ce10" office:value-type="float" office:value="0.65396" calcext:value-type="float">
            <text:p>0.65396</text:p>
          </table:table-cell>
          <table:table-cell table:style-name="ce10" office:value-type="float" office:value="0.36143" calcext:value-type="float">
            <text:p>0.36143</text:p>
          </table:table-cell>
          <table:table-cell table:style-name="ce10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81111" calcext:value-type="float">
            <text:p>0.5811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/>
          <table:table-cell table:style-name="ce10" office:value-type="float" office:value="0.634444" calcext:value-type="float">
            <text:p>0.634444</text:p>
          </table:table-cell>
          <table:table-cell table:style-name="ce10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table:number-columns-repeated="1001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table:style-name="ce10" office:value-type="float" office:value="0.656454" calcext:value-type="float">
            <text:p>0.656454</text:p>
          </table:table-cell>
          <table:table-cell table:style-name="ce10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10" office:value-type="float" office:value="0.595916" calcext:value-type="float">
            <text:p>0.595916</text:p>
          </table:table-cell>
          <table:table-cell table:style-name="ce10" office:value-type="float" office:value="0.650886" calcext:value-type="float">
            <text:p>0.650886</text:p>
          </table:table-cell>
          <table:table-cell table:style-name="ce10" office:value-type="float" office:value="0.596184" calcext:value-type="float">
            <text:p>0.596184</text:p>
          </table:table-cell>
          <table:table-cell table:style-name="ce10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09855" calcext:value-type="float">
            <text:p>0.60985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/>
          <table:table-cell table:style-name="ce10" office:value-type="float" office:value="0.649136" calcext:value-type="float">
            <text:p>0.649136</text:p>
          </table:table-cell>
          <table:table-cell table:style-name="ce10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table:number-columns-repeated="1001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table:style-name="ce10" office:value-type="float" office:value="0.616058" calcext:value-type="float">
            <text:p>0.616058</text:p>
          </table:table-cell>
          <table:table-cell table:style-name="ce10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10" office:value-type="float" office:value="0.620729" calcext:value-type="float">
            <text:p>0.620729</text:p>
          </table:table-cell>
          <table:table-cell table:style-name="ce10" office:value-type="float" office:value="0.661981" calcext:value-type="float">
            <text:p>0.661981</text:p>
          </table:table-cell>
          <table:table-cell table:style-name="ce10" office:value-type="float" office:value="0.614736" calcext:value-type="float">
            <text:p>0.614736</text:p>
          </table:table-cell>
          <table:table-cell table:style-name="ce10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18708" calcext:value-type="float">
            <text:p>0.61870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/>
          <table:table-cell table:style-name="ce10" office:value-type="float" office:value="0.655726" calcext:value-type="float">
            <text:p>0.655726</text:p>
          </table:table-cell>
          <table:table-cell table:style-name="ce10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table:number-columns-repeated="1001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table:style-name="ce10" office:value-type="float" office:value="0.651341" calcext:value-type="float">
            <text:p>0.651341</text:p>
          </table:table-cell>
          <table:table-cell table:style-name="ce10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10" office:value-type="float" office:value="0.655592" calcext:value-type="float">
            <text:p>0.655592</text:p>
          </table:table-cell>
          <table:table-cell table:style-name="ce10" office:value-type="float" office:value="0.669113" calcext:value-type="float">
            <text:p>0.669113</text:p>
          </table:table-cell>
          <table:table-cell table:style-name="ce10" office:value-type="float" office:value="0.641604" calcext:value-type="float">
            <text:p>0.641604</text:p>
          </table:table-cell>
          <table:table-cell table:style-name="ce10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1397" calcext:value-type="float">
            <text:p>0.64139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/>
          <table:table-cell table:style-name="ce10" office:value-type="float" office:value="0.638203" calcext:value-type="float">
            <text:p>0.638203</text:p>
          </table:table-cell>
          <table:table-cell table:style-name="ce10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table:number-columns-repeated="1001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table:style-name="ce10" office:value-type="float" office:value="0.66587" calcext:value-type="float">
            <text:p>0.66587</text:p>
          </table:table-cell>
          <table:table-cell table:style-name="ce10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10" office:value-type="float" office:value="0.656153" calcext:value-type="float">
            <text:p>0.656153</text:p>
          </table:table-cell>
          <table:table-cell table:style-name="ce10" office:value-type="float" office:value="0.673115" calcext:value-type="float">
            <text:p>0.673115</text:p>
          </table:table-cell>
          <table:table-cell table:style-name="ce10" office:value-type="float" office:value="0.651614" calcext:value-type="float">
            <text:p>0.651614</text:p>
          </table:table-cell>
          <table:table-cell table:style-name="ce10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2527" calcext:value-type="float">
            <text:p>0.64252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/>
          <table:table-cell table:style-name="ce10" office:value-type="float" office:value="0.670295" calcext:value-type="float">
            <text:p>0.670295</text:p>
          </table:table-cell>
          <table:table-cell table:style-name="ce10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table:number-columns-repeated="1001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12" office:value-type="float" office:value="0.678586" calcext:value-type="float">
            <text:p>0.678586</text:p>
          </table:table-cell>
          <table:table-cell table:style-name="ce10" office:value-type="float" office:value="0.686585" calcext:value-type="float">
            <text:p>0.686585</text:p>
          </table:table-cell>
          <table:table-cell table:style-name="ce10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2" office:value-type="float" office:value="0.673324" calcext:value-type="float">
            <text:p>0.673324</text:p>
          </table:table-cell>
          <table:table-cell table:style-name="ce10" office:value-type="float" office:value="0.659692" calcext:value-type="float">
            <text:p>0.659692</text:p>
          </table:table-cell>
          <table:table-cell table:style-name="ce10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.650521" calcext:value-type="float">
            <text:p>0.65052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/>
          <table:table-cell table:style-name="ce10" office:value-type="float" office:value="0.650726" calcext:value-type="float">
            <text:p>0.650726</text:p>
          </table:table-cell>
          <table:table-cell table:style-name="ce12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table:number-columns-repeated="1001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table:style-name="ce10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12" office:value-type="float" office:value="0.680372" calcext:value-type="float">
            <text:p>0.680372</text:p>
          </table:table-cell>
          <table:table-cell table:style-name="ce10" office:value-type="float" office:value="0.654934" calcext:value-type="float">
            <text:p>0.654934</text:p>
          </table:table-cell>
          <table:table-cell table:style-name="ce10" office:value-type="float" office:value="0.66287" calcext:value-type="float">
            <text:p>0.66287</text:p>
          </table:table-cell>
          <table:table-cell table:style-name="ce10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12" office:value-type="float" office:value="0.615898" calcext:value-type="float">
            <text:p>0.61589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12" office:value-type="float" office:value="0.700799" calcext:value-type="float">
            <text:p>0.700799</text:p>
          </table:table-cell>
          <table:table-cell table:style-name="ce12"/>
          <table:table-cell table:style-name="ce10" office:value-type="float" office:value="0.674268" calcext:value-type="float">
            <text:p>0.674268</text:p>
          </table:table-cell>
          <table:table-cell table:style-name="ce10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table:number-columns-repeated="1001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table:style-name="ce10" office:value-type="float" office:value="0.681989" calcext:value-type="float">
            <text:p>0.681989</text:p>
          </table:table-cell>
          <table:table-cell table:style-name="ce10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10" office:value-type="float" office:value="0.652132" calcext:value-type="float">
            <text:p>0.652132</text:p>
          </table:table-cell>
          <table:table-cell table:style-name="ce10" office:value-type="float" office:value="0.647032" calcext:value-type="float">
            <text:p>0.647032</text:p>
          </table:table-cell>
          <table:table-cell table:style-name="ce10" office:value-type="float" office:value="0.668318" calcext:value-type="float">
            <text:p>0.668318</text:p>
          </table:table-cell>
          <table:table-cell table:style-name="ce10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/>
          <table:table-cell table:style-name="ce10" office:value-type="float" office:value="0.660395" calcext:value-type="float">
            <text:p>0.660395</text:p>
          </table:table-cell>
          <table:table-cell table:style-name="ce10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table:number-columns-repeated="1001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table:style-name="ce10" office:value-type="float" office:value="0.670344" calcext:value-type="float">
            <text:p>0.670344</text:p>
          </table:table-cell>
          <table:table-cell table:style-name="ce12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10" office:value-type="float" office:value="0.64988" calcext:value-type="float">
            <text:p>0.64988</text:p>
          </table:table-cell>
          <table:table-cell table:style-name="ce10" office:value-type="float" office:value="0.65573" calcext:value-type="float">
            <text:p>0.65573</text:p>
          </table:table-cell>
          <table:table-cell table:style-name="ce10" office:value-type="float" office:value="0.644315" calcext:value-type="float">
            <text:p>0.644315</text:p>
          </table:table-cell>
          <table:table-cell table:style-name="ce12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20144" calcext:value-type="float">
            <text:p>0.520144</text:p>
          </table:table-cell>
          <table:table-cell table:style-name="ce10" office:value-type="float" office:value="0.662581" calcext:value-type="float">
            <text:p>0.66258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/>
          <table:table-cell table:style-name="ce10" office:value-type="float" office:value="0.68385" calcext:value-type="float">
            <text:p>0.68385</text:p>
          </table:table-cell>
          <table:table-cell table:style-name="ce10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table:number-columns-repeated="1001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table:style-name="ce10" office:value-type="float" office:value="0.655398" calcext:value-type="float">
            <text:p>0.655398</text:p>
          </table:table-cell>
          <table:table-cell table:style-name="ce10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10" office:value-type="float" office:value="0.668719" calcext:value-type="float">
            <text:p>0.668719</text:p>
          </table:table-cell>
          <table:table-cell table:style-name="ce10" office:value-type="float" office:value="0.672885" calcext:value-type="float">
            <text:p>0.672885</text:p>
          </table:table-cell>
          <table:table-cell table:style-name="ce10" office:value-type="float" office:value="0.65754" calcext:value-type="float">
            <text:p>0.65754</text:p>
          </table:table-cell>
          <table:table-cell table:style-name="ce10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87938" calcext:value-type="float">
            <text:p>0.587938</text:p>
          </table:table-cell>
          <table:table-cell table:style-name="ce10" office:value-type="float" office:value="0.666489" calcext:value-type="float">
            <text:p>0.666489</text:p>
          </table:table-cell>
          <table:table-cell table:style-name="ce10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/>
          <table:table-cell table:style-name="ce10" office:value-type="float" office:value="0.682048" calcext:value-type="float">
            <text:p>0.682048</text:p>
          </table:table-cell>
          <table:table-cell table:style-name="ce10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table:number-columns-repeated="1001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13" office:value-type="float" office:value="0.674051" calcext:value-type="float">
            <text:p>0.674051</text:p>
          </table:table-cell>
          <table:table-cell table:style-name="ce10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10" office:value-type="float" office:value="0.673847" calcext:value-type="float">
            <text:p>0.673847</text:p>
          </table:table-cell>
          <table:table-cell table:style-name="ce10" office:value-type="float" office:value="0.691537" calcext:value-type="float">
            <text:p>0.691537</text:p>
          </table:table-cell>
          <table:table-cell table:style-name="ce13" office:value-type="float" office:value="0.673666" calcext:value-type="float">
            <text:p>0.673666</text:p>
          </table:table-cell>
          <table:table-cell table:style-name="ce10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86865" calcext:value-type="float">
            <text:p>0.486865</text:p>
          </table:table-cell>
          <table:table-cell table:style-name="ce13" office:value-type="float" office:value="0.645687" calcext:value-type="float">
            <text:p>0.64568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/>
          <table:table-cell table:style-name="ce10" office:value-type="float" office:value="0.678846" calcext:value-type="float">
            <text:p>0.678846</text:p>
          </table:table-cell>
          <table:table-cell table:style-name="ce10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table:number-columns-repeated="1001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table:style-name="ce10" office:value-type="float" office:value="0.681549" calcext:value-type="float">
            <text:p>0.681549</text:p>
          </table:table-cell>
          <table:table-cell table:style-name="ce10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10" office:value-type="float" office:value="0.672918" calcext:value-type="float">
            <text:p>0.672918</text:p>
          </table:table-cell>
          <table:table-cell table:style-name="ce10" office:value-type="float" office:value="0.649711" calcext:value-type="float">
            <text:p>0.649711</text:p>
          </table:table-cell>
          <table:table-cell table:style-name="ce10" office:value-type="float" office:value="0.676968" calcext:value-type="float">
            <text:p>0.676968</text:p>
          </table:table-cell>
          <table:table-cell table:style-name="ce10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10" office:value-type="float" office:value="0.499636" calcext:value-type="float">
            <text:p>0.499636</text:p>
          </table:table-cell>
          <table:table-cell table:style-name="ce10" office:value-type="float" office:value="0.509525" calcext:value-type="float">
            <text:p>0.509525</text:p>
          </table:table-cell>
          <table:table-cell table:style-name="ce10" office:value-type="float" office:value="0.663078" calcext:value-type="float">
            <text:p>0.66307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/>
          <table:table-cell table:style-name="ce10" office:value-type="float" office:value="0.656597" calcext:value-type="float">
            <text:p>0.656597</text:p>
          </table:table-cell>
          <table:table-cell table:style-name="ce10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table:number-columns-repeated="1001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table:style-name="ce10" office:value-type="float" office:value="0.666968" calcext:value-type="float">
            <text:p>0.666968</text:p>
          </table:table-cell>
          <table:table-cell table:style-name="ce10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10" office:value-type="float" office:value="0.675256" calcext:value-type="float">
            <text:p>0.675256</text:p>
          </table:table-cell>
          <table:table-cell table:style-name="ce10" office:value-type="float" office:value="0.636041" calcext:value-type="float">
            <text:p>0.636041</text:p>
          </table:table-cell>
          <table:table-cell table:style-name="ce10" office:value-type="float" office:value="0.676557" calcext:value-type="float">
            <text:p>0.676557</text:p>
          </table:table-cell>
          <table:table-cell table:style-name="ce10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10" office:value-type="float" office:value="0.58119" calcext:value-type="float">
            <text:p>0.58119</text:p>
          </table:table-cell>
          <table:table-cell table:style-name="ce10" office:value-type="float" office:value="0.583805" calcext:value-type="float">
            <text:p>0.583805</text:p>
          </table:table-cell>
          <table:table-cell table:style-name="ce10" office:value-type="float" office:value="0.67448" calcext:value-type="float">
            <text:p>0.67448</text:p>
          </table:table-cell>
          <table:table-cell table:style-name="ce10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/>
          <table:table-cell table:style-name="ce10" office:value-type="float" office:value="0.633039" calcext:value-type="float">
            <text:p>0.633039</text:p>
          </table:table-cell>
          <table:table-cell table:style-name="ce10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table:number-columns-repeated="1001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13" office:value-type="float" office:value="0.694692" calcext:value-type="float">
            <text:p>0.694692</text:p>
          </table:table-cell>
          <table:table-cell table:style-name="ce10" office:value-type="float" office:value="0.689779" calcext:value-type="float">
            <text:p>0.689779</text:p>
          </table:table-cell>
          <table:table-cell table:style-name="ce12" office:value-type="float" office:value="0.603924" calcext:value-type="float">
            <text:p>0.603924</text:p>
          </table:table-cell>
          <table:table-cell table:style-name="ce12" office:value-type="float" office:value="0.697411" calcext:value-type="float">
            <text:p>0.697411</text:p>
          </table:table-cell>
          <table:table-cell table:style-name="ce10" office:value-type="float" office:value="0.687332" calcext:value-type="float">
            <text:p>0.687332</text:p>
          </table:table-cell>
          <table:table-cell table:style-name="ce10" office:value-type="float" office:value="0.686774" calcext:value-type="float">
            <text:p>0.686774</text:p>
          </table:table-cell>
          <table:table-cell table:style-name="ce13" office:value-type="float" office:value="0.684103" calcext:value-type="float">
            <text:p>0.684103</text:p>
          </table:table-cell>
          <table:table-cell table:style-name="ce10" office:value-type="float" office:value="0.679422" calcext:value-type="float">
            <text:p>0.679422</text:p>
          </table:table-cell>
          <table:table-cell table:style-name="ce12" office:value-type="float" office:value="0.678829" calcext:value-type="float">
            <text:p>0.678829</text:p>
          </table:table-cell>
          <table:table-cell table:style-name="ce12" office:value-type="float" office:value="0.659763" calcext:value-type="float">
            <text:p>0.659763</text:p>
          </table:table-cell>
          <table:table-cell table:style-name="ce10" office:value-type="float" office:value="0.596252" calcext:value-type="float">
            <text:p>0.596252</text:p>
          </table:table-cell>
          <table:table-cell table:style-name="ce10" office:value-type="float" office:value="0.618568" calcext:value-type="float">
            <text:p>0.618568</text:p>
          </table:table-cell>
          <table:table-cell table:style-name="ce13" office:value-type="float" office:value="0.655583" calcext:value-type="float">
            <text:p>0.655583</text:p>
          </table:table-cell>
          <table:table-cell table:style-name="ce10" office:value-type="float" office:value="0.182041" calcext:value-type="float">
            <text:p>0.182041</text:p>
          </table:table-cell>
          <table:table-cell table:style-name="ce12" office:value-type="float" office:value="0.661956" calcext:value-type="float">
            <text:p>0.661956</text:p>
          </table:table-cell>
          <table:table-cell table:style-name="ce12" office:value-type="float" office:value="0.723708" calcext:value-type="float">
            <text:p>0.723708</text:p>
          </table:table-cell>
          <table:table-cell table:style-name="ce12"/>
          <table:table-cell table:style-name="ce10" office:value-type="float" office:value="0.690978" calcext:value-type="float">
            <text:p>0.690978</text:p>
          </table:table-cell>
          <table:table-cell table:style-name="ce10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table:number-columns-repeated="1001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table:style-name="ce10" office:value-type="float" office:value="0.678297" calcext:value-type="float">
            <text:p>0.678297</text:p>
          </table:table-cell>
          <table:table-cell table:style-name="ce10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10" office:value-type="float" office:value="0.688569" calcext:value-type="float">
            <text:p>0.688569</text:p>
          </table:table-cell>
          <table:table-cell table:style-name="ce10" office:value-type="float" office:value="0.641225" calcext:value-type="float">
            <text:p>0.641225</text:p>
          </table:table-cell>
          <table:table-cell table:style-name="ce10" office:value-type="float" office:value="0.657572" calcext:value-type="float">
            <text:p>0.657572</text:p>
          </table:table-cell>
          <table:table-cell table:style-name="ce10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10" office:value-type="float" office:value="0.60029" calcext:value-type="float">
            <text:p>0.60029</text:p>
          </table:table-cell>
          <table:table-cell table:style-name="ce10" office:value-type="float" office:value="0.592974" calcext:value-type="float">
            <text:p>0.592974</text:p>
          </table:table-cell>
          <table:table-cell table:style-name="ce10" office:value-type="float" office:value="0.680219" calcext:value-type="float">
            <text:p>0.680219</text:p>
          </table:table-cell>
          <table:table-cell table:style-name="ce10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/>
          <table:table-cell table:style-name="ce10" office:value-type="float" office:value="0.672884" calcext:value-type="float">
            <text:p>0.672884</text:p>
          </table:table-cell>
          <table:table-cell table:style-name="ce10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table:number-columns-repeated="1001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table:style-name="ce10" office:value-type="float" office:value="0.692032" calcext:value-type="float">
            <text:p>0.692032</text:p>
          </table:table-cell>
          <table:table-cell table:style-name="ce10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table:number-columns-repeated="2"/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table:number-columns-repeated="1001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table:style-name="ce10" office:value-type="float" office:value="0.687786" calcext:value-type="float">
            <text:p>0.687786</text:p>
          </table:table-cell>
          <table:table-cell table:style-name="ce10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12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table:number-columns-repeated="2"/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table:number-columns-repeated="1001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table:style-name="ce10" office:value-type="float" office:value="0.648962" calcext:value-type="float">
            <text:p>0.648962</text:p>
          </table:table-cell>
          <table:table-cell table:style-name="ce10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table:number-columns-repeated="2"/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table:number-columns-repeated="1001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table:style-name="ce10" office:value-type="float" office:value="0.663536" calcext:value-type="float">
            <text:p>0.663536</text:p>
          </table:table-cell>
          <table:table-cell table:style-name="ce10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12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table:number-columns-repeated="2"/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table:number-columns-repeated="1001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12" office:value-type="float" office:value="0.68215" calcext:value-type="float">
            <text:p>0.68215</text:p>
          </table:table-cell>
          <table:table-cell table:style-name="ce10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12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table:number-columns-repeated="2"/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table:number-columns-repeated="1001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table:style-name="ce10" office:value-type="float" office:value="0.707615" calcext:value-type="float">
            <text:p>0.707615</text:p>
          </table:table-cell>
          <table:table-cell table:style-name="ce10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table:number-columns-repeated="2"/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table:number-columns-repeated="1001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table:style-name="ce10" office:value-type="float" office:value="0.707904" calcext:value-type="float">
            <text:p>0.707904</text:p>
          </table:table-cell>
          <table:table-cell table:style-name="ce10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table:number-columns-repeated="2"/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table:number-columns-repeated="1001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table:style-name="ce10" office:value-type="float" office:value="0.672899" calcext:value-type="float">
            <text:p>0.672899</text:p>
          </table:table-cell>
          <table:table-cell table:style-name="ce10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table:number-columns-repeated="2"/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table:number-columns-repeated="1001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table:style-name="ce10" office:value-type="float" office:value="0.692197" calcext:value-type="float">
            <text:p>0.692197</text:p>
          </table:table-cell>
          <table:table-cell table:style-name="ce10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12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table:number-columns-repeated="2"/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table:number-columns-repeated="1001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table:style-name="ce10" office:value-type="float" office:value="0.697559" calcext:value-type="float">
            <text:p>0.697559</text:p>
          </table:table-cell>
          <table:table-cell table:style-name="ce10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table:number-columns-repeated="2"/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table:number-columns-repeated="1001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table:number-columns-repeated="2"/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table:number-columns-repeated="1001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12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table:number-columns-repeated="2"/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table:number-columns-repeated="1001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12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table:number-columns-repeated="2"/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table:number-columns-repeated="1001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table:number-columns-repeated="2"/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table:number-columns-repeated="1002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table:number-columns-repeated="2"/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table:number-columns-repeated="1002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table:number-columns-repeated="2"/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table:number-columns-repeated="1002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table:number-columns-repeated="2"/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table:number-columns-repeated="1002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table:number-columns-repeated="2"/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table:number-columns-repeated="1002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table:number-columns-repeated="2"/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table:number-columns-repeated="1002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table:number-columns-repeated="2"/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table:number-columns-repeated="1002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table:number-columns-repeated="2"/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table:number-columns-repeated="1002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table:number-columns-repeated="2"/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table:number-columns-repeated="1002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table:number-columns-repeated="2"/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table:number-columns-repeated="1002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table:style-name="Default" office:value-type="float" office:value="0.675839" calcext:value-type="float">
            <text:p>0.675839</text:p>
          </table:table-cell>
          <table:table-cell table:number-columns-repeated="5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1010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table:style-name="Default" office:value-type="float" office:value="0.691826" calcext:value-type="float">
            <text:p>0.691826</text:p>
          </table:table-cell>
          <table:table-cell table:number-columns-repeated="5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1010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table:style-name="Default" office:value-type="float" office:value="0.694447" calcext:value-type="float">
            <text:p>0.694447</text:p>
          </table:table-cell>
          <table:table-cell table:number-columns-repeated="5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1010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table:style-name="Default" office:value-type="float" office:value="0.674835" calcext:value-type="float">
            <text:p>0.674835</text:p>
          </table:table-cell>
          <table:table-cell table:number-columns-repeated="5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1010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table:style-name="Default" office:value-type="float" office:value="0.689774" calcext:value-type="float">
            <text:p>0.689774</text:p>
          </table:table-cell>
          <table:table-cell table:number-columns-repeated="5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1010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table:style-name="Default" office:value-type="float" office:value="0.689781" calcext:value-type="float">
            <text:p>0.689781</text:p>
          </table:table-cell>
          <table:table-cell table:number-columns-repeated="5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1010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table:style-name="Default" office:value-type="float" office:value="0.691733" calcext:value-type="float">
            <text:p>0.691733</text:p>
          </table:table-cell>
          <table:table-cell table:number-columns-repeated="5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1010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table:style-name="Default" office:value-type="float" office:value="0.679145" calcext:value-type="float">
            <text:p>0.679145</text:p>
          </table:table-cell>
          <table:table-cell table:number-columns-repeated="5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1010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table:style-name="Default" office:value-type="float" office:value="0.687763" calcext:value-type="float">
            <text:p>0.687763</text:p>
          </table:table-cell>
          <table:table-cell table:number-columns-repeated="5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1010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table:style-name="Default" office:value-type="float" office:value="0.67862" calcext:value-type="float">
            <text:p>0.67862</text:p>
          </table:table-cell>
          <table:table-cell table:number-columns-repeated="5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20.5756in" svg:y="2.1134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6138in" svg:y="10.0075in">
            <draw:object draw:notify-on-update-of-ranges="'f-AUC'.A3:'f-AUC'.A42 'f-AUC'.B2:'f-AUC'.B2 'f-AUC'.B3:'f-AUC'.B52 'f-AUC'.H2:'f-AUC'.H2 'f-AUC'.H3:'f-AUC'.H52 'f-AUC'.I2:'f-AUC'.I2 'f-AUC'.I3:'f-AUC'.I52 'f-AUC'.M2:'f-AUC'.M2 'f-AUC'.M3:'f-AUC'.M52 'f-AUC'.N2:'f-AUC'.N2 'f-AUC'.N3:'f-AUC'.N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1.2138in" svg:y="9.7953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3.6949in" svg:y="9.933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3.8134in" svg:y="15.0374in">
            <draw:object draw:notify-on-update-of-ranges="'f-AUC'.A2:'f-AUC'.A2 'f-AUC'.A3:'f-AUC'.A42 'f-AUC'.C2:'f-AUC'.C2 'f-AUC'.C3:'f-AUC'.C42 'f-AUC'.R2:'f-AUC'.R2 'f-AUC'.R3:'f-AUC'.R4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8744in" svg:y="15.1374in">
            <draw:object draw:notify-on-update-of-ranges="'f-AUC'.A2:'f-AUC'.A2 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office:value-type="string" calcext:value-type="string">
            <text:p>V30_2</text:p>
          </table:table-cell>
          <table:table-cell table:style-name="ce9" office:value-type="string" calcext:value-type="string">
            <text:p>V26_2</text:p>
          </table:table-cell>
          <table:table-cell table:style-name="ce9" office:value-type="string" calcext:value-type="string">
            <text:p>V26_3</text:p>
          </table:table-cell>
          <table:table-cell table:style-name="ce9" office:value-type="string" calcext:value-type="string">
            <text:p>v28</text:p>
          </table:table-cell>
          <table:table-cell table:style-name="ce9" office:value-type="string" calcext:value-type="string">
            <text:p>V28_3</text:p>
          </table:table-cell>
          <table:table-cell/>
          <table:table-cell table:style-name="ce9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/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/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/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/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/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/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/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/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/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table:number-columns-repeated="100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/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table:number-columns-repeated="100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/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table:number-columns-repeated="100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/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table:number-columns-repeated="100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/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table:number-columns-repeated="100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/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/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table:number-columns-repeated="1001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table:number-columns-repeated="2"/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table:number-columns-repeated="1001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table:number-columns-repeated="2"/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table:number-columns-repeated="1001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table:number-columns-repeated="2"/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table:number-columns-repeated="1001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table:number-columns-repeated="2"/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table:number-columns-repeated="1001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table:number-columns-repeated="2"/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table:number-columns-repeated="1001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table:number-columns-repeated="2"/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table:number-columns-repeated="100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table:number-columns-repeated="2"/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table:number-columns-repeated="100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table:number-columns-repeated="2"/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table:number-columns-repeated="100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table:number-columns-repeated="2"/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table:number-columns-repeated="100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table:number-columns-repeated="2"/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table:number-columns-repeated="100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table:number-columns-repeated="2"/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table:number-columns-repeated="100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table:number-columns-repeated="2"/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table:number-columns-repeated="100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table:number-columns-repeated="2"/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table:number-columns-repeated="100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table:number-columns-repeated="2"/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table:number-columns-repeated="100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table:number-columns-repeated="2"/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table:number-columns-repeated="100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table:number-columns-repeated="2"/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table:number-columns-repeated="100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table:number-columns-repeated="2"/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table:number-columns-repeated="100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table:number-columns-repeated="2"/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table:number-columns-repeated="100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table:number-columns-repeated="2"/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table:number-columns-repeated="100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table:number-columns-repeated="2"/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table:number-columns-repeated="100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table:number-columns-repeated="2"/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table:number-columns-repeated="100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table:number-columns-repeated="2"/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table:number-columns-repeated="100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table:number-columns-repeated="2"/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table:number-columns-repeated="100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table:number-columns-repeated="5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101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table:number-columns-repeated="5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table:number-columns-repeated="5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table:number-columns-repeated="5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table:number-columns-repeated="5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table:number-columns-repeated="5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table:number-columns-repeated="5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table:number-columns-repeated="5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table:number-columns-repeated="5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table:number-columns-repeated="5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table:formula="of:=MAX([.H3:.H42])" office:value-type="float" office:value="0.787775" calcext:value-type="float">
            <text:p>0.787775</text:p>
          </table:table-cell>
          <table:table-cell table:formula="of:=MAX([.I3:.I52])" office:value-type="float" office:value="0.785809" calcext:value-type="float">
            <text:p>0.785809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table:formula="of:=MAX([.M3:.M42])" office:value-type="float" office:value="0.76017" calcext:value-type="float">
            <text:p>0.76017</text:p>
          </table:table-cell>
          <table:table-cell table:formula="of:=MAX([.N3:.N42])" office:value-type="float" office:value="0.74459" calcext:value-type="float">
            <text:p>0.74459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0774" calcext:value-type="float">
            <text:p>0.810774</text:p>
          </table:table-cell>
          <table:table-cell table:formula="of:=MAX([.S3:.S42])" office:value-type="float" office:value="0.694895" calcext:value-type="float">
            <text:p>0.694895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 table:number-columns-repeated="1001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0.7732in" svg:y="0.7059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9602in" svg:y="5.7677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874in" svg:y="10.8457in">
            <draw:object draw:notify-on-update-of-ranges="'F1-mean f-AUC'.B2:'F1-mean f-AUC'.B2 'F1-mean f-AUC'.B3:'F1-mean f-AUC'.B52 'F1-mean f-AUC'.H2:'F1-mean f-AUC'.H2 'F1-mean f-AUC'.H3:'F1-mean f-AUC'.H52 'F1-mean f-AUC'.I2:'F1-mean f-AUC'.I2 'F1-mean f-AUC'.I3:'F1-mean f-AUC'.I52 'F1-mean f-AUC'.M2:'F1-mean f-AUC'.M2 'F1-mean f-AUC'.M3:'F1-mean f-AUC'.M52 'F1-mean f-AUC'.N2:'F1-mean f-AUC'.N2 'F1-mean f-AUC'.N3:'F1-mean f-AUC'.N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7.1386in" svg:y="16.2295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6.7709in" svg:y="16.1724in">
            <draw:object draw:notify-on-update-of-ranges="'F1-mean f-AUC'.A3:'F1-mean f-AUC'.A42 'F1-mean f-AUC'.C2:'F1-mean f-AUC'.C2 'F1-mean f-AUC'.C3:'F1-mean f-AUC'.C42 'F1-mean f-AUC'.R2:'F1-mean f-AUC'.R2 'F1-mean f-AUC'.R3:'F1-mean f-AUC'.R4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2:'F1-mean f-AUC'.A2 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office:value-type="string" calcext:value-type="string">
            <text:p>V30_2</text:p>
          </table:table-cell>
          <table:table-cell table:style-name="ce9" office:value-type="string" calcext:value-type="string">
            <text:p>V26_2</text:p>
          </table:table-cell>
          <table:table-cell table:style-name="ce9" office:value-type="string" calcext:value-type="string">
            <text:p>V26_3</text:p>
          </table:table-cell>
          <table:table-cell table:style-name="ce9" office:value-type="string" calcext:value-type="string">
            <text:p>v28</text:p>
          </table:table-cell>
          <table:table-cell table:style-name="ce9" office:value-type="string" calcext:value-type="string">
            <text:p>V28_3</text:p>
          </table:table-cell>
          <table:table-cell/>
          <table:table-cell table:style-name="ce9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/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/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/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/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/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/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/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/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/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number-columns-repeated="100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/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number-columns-repeated="100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/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number-columns-repeated="100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/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number-columns-repeated="100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/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number-columns-repeated="100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/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number-columns-repeated="100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/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number-columns-repeated="1001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number-columns-repeated="2"/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number-columns-repeated="1001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number-columns-repeated="2"/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number-columns-repeated="1001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number-columns-repeated="2"/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number-columns-repeated="1001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number-columns-repeated="2"/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number-columns-repeated="1001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number-columns-repeated="2"/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number-columns-repeated="1001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number-columns-repeated="2"/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number-columns-repeated="100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/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number-columns-repeated="2"/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number-columns-repeated="100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/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number-columns-repeated="2"/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number-columns-repeated="100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/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number-columns-repeated="2"/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number-columns-repeated="100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/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number-columns-repeated="2"/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number-columns-repeated="100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/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number-columns-repeated="2"/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number-columns-repeated="100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/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number-columns-repeated="2"/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number-columns-repeated="100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/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number-columns-repeated="2"/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number-columns-repeated="100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/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number-columns-repeated="2"/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number-columns-repeated="100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/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number-columns-repeated="2"/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number-columns-repeated="100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/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number-columns-repeated="2"/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number-columns-repeated="100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/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number-columns-repeated="2"/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number-columns-repeated="100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/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number-columns-repeated="2"/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number-columns-repeated="100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/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number-columns-repeated="2"/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number-columns-repeated="100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/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number-columns-repeated="2"/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number-columns-repeated="100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number-columns-repeated="2"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number-columns-repeated="2"/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number-columns-repeated="100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number-columns-repeated="2"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number-columns-repeated="2"/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number-columns-repeated="100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number-columns-repeated="2"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number-columns-repeated="2"/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number-columns-repeated="100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number-columns-repeated="5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1007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number-columns-repeated="5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number-columns-repeated="5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number-columns-repeated="5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number-columns-repeated="5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number-columns-repeated="5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number-columns-repeated="5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number-columns-repeated="5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number-columns-repeated="5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number-columns-repeated="5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16:56:07.039496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26T14:15:07.313917937</dc:date>
    <meta:editing-duration>P27DT14H15M13S</meta:editing-duration>
    <meta:editing-cycles>372</meta:editing-cycles>
    <meta:generator>LibreOffice/7.0.4.2$Linux_X86_64 LibreOffice_project/00$Build-2</meta:generator>
    <meta:document-statistic meta:table-count="3" meta:cell-count="2801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7" chart:maximum="0.8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style-name="ch1">
        <chart:title svg:x="7.775cm" svg:y="0.373cm" chart:style-name="ch2">
          <text:p>v22_2 240x360 vs 480x640</text:p>
        </chart:title>
        <chart:legend chart:legend-position="end" svg:x="18.792cm" svg:y="5.39cm" style:legend-expansion="high" chart:style-name="ch3"/>
        <chart:plot-area chart:style-name="ch4" table:cell-range-address="'f-AUC'.A2:'f-AUC'.A42 'f-AUC'.C2:'f-AUC'.C42 'f-AUC'.R2:'f-AUC'.R42" chart:data-source-has-labels="both" svg:x="0.422cm" svg:y="1.389cm" svg:width="17.948cm" svg:height="10.251cm">
          <chart:coordinate-region svg:x="1.334cm" svg:y="1.389cm" svg:width="17.036cm" svg:height="9.3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42" chart:label-cell-address="'f-AUC'.C2:'f-AUC'.C2" chart:class="chart:line">
            <chart:data-point chart:repeated="40"/>
          </chart:series>
          <chart:series chart:style-name="ch9" chart:values-cell-range-address="'f-AUC'.R3:'f-AUC'.R42" chart:label-cell-address="'f-AUC'.R2:'f-AUC'.R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42</svg:desc>
                </draw:g>
              </table:table-cell>
              <table:table-cell office:value-type="float" office:value="0.706674">
                <text:p>0.706674</text:p>
                <draw:g>
                  <svg:desc>'f-AUC'.R3:'f-AUC'.R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2:'f-AUC'.B4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2:'F1-mean f-AUC'.B4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52 'F1-mean f-AUC'.H2:'F1-mean f-AUC'.I52 'F1-mean f-AUC'.M2:'F1-mean f-AUC'.N52" chart:data-source-has-labels="row" svg:x="0.46cm" svg:y="1.433cm" svg:width="19.783cm" svg:height="11.26cm">
          <chart:coordinate-region svg:x="1.372cm" svg:y="1.632cm" svg:width="18.685cm" svg:height="10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52" chart:label-cell-address="'F1-mean f-AUC'.B2:'F1-mean f-AUC'.B2" chart:class="chart:line">
            <chart:data-point chart:repeated="50"/>
          </chart:series>
          <chart:series chart:style-name="ch9" chart:values-cell-range-address="'F1-mean f-AUC'.H3:'F1-mean f-AUC'.H52" chart:label-cell-address="'F1-mean f-AUC'.H2:'F1-mean f-AUC'.H2" chart:class="chart:line">
            <chart:data-point chart:repeated="50"/>
          </chart:series>
          <chart:series chart:style-name="ch10" chart:values-cell-range-address="'F1-mean f-AUC'.I3:'F1-mean f-AUC'.I52" chart:label-cell-address="'F1-mean f-AUC'.I2:'F1-mean f-AUC'.I2" chart:class="chart:line">
            <chart:data-point chart:repeated="50"/>
          </chart:series>
          <chart:series chart:style-name="ch11" chart:values-cell-range-address="'F1-mean f-AUC'.M3:'F1-mean f-AUC'.M52" chart:label-cell-address="'F1-mean f-AUC'.M2:'F1-mean f-AUC'.M2" chart:class="chart:line">
            <chart:data-point chart:repeated="50"/>
          </chart:series>
          <chart:series chart:style-name="ch12" chart:values-cell-range-address="'F1-mean f-AUC'.N3:'F1-mean f-AUC'.N52" chart:label-cell-address="'F1-mean f-AUC'.N2:'F1-mean 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5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52</svg:desc>
                </draw:g>
              </table:table-cell>
              <table:table-cell office:value-type="float" office:value="0">
                <text:p>0</text:p>
                <draw:g>
                  <svg:desc>'F1-mean f-AUC'.I3:'F1-mean f-AUC'.I52</svg:desc>
                </draw:g>
              </table:table-cell>
              <table:table-cell office:value-type="float" office:value="0">
                <text:p>0</text:p>
                <draw:g>
                  <svg:desc>'F1-mean f-AUC'.M3:'F1-mean f-AUC'.M52</svg:desc>
                </draw:g>
              </table:table-cell>
              <table:table-cell office:value-type="float" office:value="0">
                <text:p>0</text:p>
                <draw:g>
                  <svg:desc>'F1-mean f-AUC'.N3:'F1-mean f-AUC'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52 'f-AUC'.H2:'f-AUC'.I52 'f-AUC'.M2:'f-AUC'.N5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52" chart:label-cell-address="'f-AUC'.B2:'f-AUC'.B2" chart:class="chart:line">
            <chart:data-point chart:repeated="50"/>
          </chart:series>
          <chart:series chart:style-name="ch9" chart:values-cell-range-address="'f-AUC'.H3:'f-AUC'.H52" chart:label-cell-address="'f-AUC'.H2:'f-AUC'.H2" chart:class="chart:line">
            <chart:data-point chart:repeated="50"/>
          </chart:series>
          <chart:series chart:style-name="ch10" chart:values-cell-range-address="'f-AUC'.I3:'f-AUC'.I52" chart:label-cell-address="'f-AUC'.I2:'f-AUC'.I2" chart:class="chart:line">
            <chart:data-point chart:repeated="50"/>
          </chart:series>
          <chart:series chart:style-name="ch11" chart:values-cell-range-address="'f-AUC'.M3:'f-AUC'.M52" chart:label-cell-address="'f-AUC'.M2:'f-AUC'.M2" chart:class="chart:line">
            <chart:data-point chart:repeated="50"/>
          </chart:series>
          <chart:series chart:style-name="ch12" chart:values-cell-range-address="'f-AUC'.N3:'f-AUC'.N52" chart:label-cell-address="'f-AUC'.N2:'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52</svg:desc>
                </draw:g>
              </table:table-cell>
              <table:table-cell office:value-type="float" office:value="0.705752">
                <text:p>0.705752</text:p>
                <draw:g>
                  <svg:desc>'f-AUC'.H3:'f-AUC'.H52</svg:desc>
                </draw:g>
              </table:table-cell>
              <table:table-cell office:value-type="float" office:value="0.649216">
                <text:p>0.649216</text:p>
                <draw:g>
                  <svg:desc>'f-AUC'.I3:'f-AUC'.I52</svg:desc>
                </draw:g>
              </table:table-cell>
              <table:table-cell office:value-type="float" office:value="0.588691">
                <text:p>0.588691</text:p>
                <draw:g>
                  <svg:desc>'f-AUC'.M3:'f-AUC'.M52</svg:desc>
                </draw:g>
              </table:table-cell>
              <table:table-cell office:value-type="float" office:value="0.502361">
                <text:p>0.502361</text:p>
                <draw:g>
                  <svg:desc>'f-AUC'.N3:'f-AUC'.N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1" chart:maximum="0.38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v22 240x320 vs 480x640</text:p>
        </chart:title>
        <chart:legend chart:legend-position="end" svg:x="13.677cm" svg:y="3.952cm" style:legend-expansion="high" chart:style-name="ch3"/>
        <chart:plot-area chart:style-name="ch4" table:cell-range-address="'F1-mean f-AUC'.A3:'F1-mean f-AUC'.A42 'F1-mean f-AUC'.C2:'F1-mean f-AUC'.C42 'F1-mean f-AUC'.R2:'F1-mean f-AUC'.R42" chart:data-source-has-labels="both" svg:x="0.32cm" svg:y="1.275cm" svg:width="13.037cm" svg:height="7.545cm">
          <chart:coordinate-region svg:x="1.232cm" svg:y="1.275cm" svg:width="12.125cm" svg:height="6.62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9" chart:values-cell-range-address="'F1-mean f-AUC'.R3:'F1-mean f-AUC'.R42" chart:label-cell-address="'F1-mean f-AUC'.R2:'F1-mean f-AUC'.R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